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2_courbe_resultat_4" table:style-name="ta1">
        <table:shapes>
          <draw:frame draw:z-index="0" draw:style-name="gr1" draw:text-style-name="P1" svg:width="159.99mm" svg:height="89.99mm" svg:x="82.01mm" svg:y="32.08mm">
            <loext:p draw:notify-on-update-of-ranges="tp2_courbe_resultat_4.A1:tp2_courbe_resultat_4.A1 tp2_courbe_resultat_4.A2:tp2_courbe_resultat_4.A402 tp2_courbe_resultat_4.B1:tp2_courbe_resultat_4.B1 tp2_courbe_resultat_4.B2:tp2_courbe_resultat_4.B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itesse</text:p>
          </table:table-cell>
          <table:table-cell table:number-columns-repeated="5"/>
        </table:table-row>
        <table:table-row table:style-name="ro1">
          <table:table-cell office:value-type="float" office:value="0.0650000050663948" calcext:value-type="float">
            <text:p>0,0650000050663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00000028312206" calcext:value-type="float">
            <text:p>0,040000002831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00000007450581" calcext:value-type="float">
            <text:p>0,0500000007450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=10</text:p>
          </table:table-cell>
          <table:table-cell office:value-type="string" calcext:value-type="string">
            <text:p>distance=0.15</text:p>
          </table:table-cell>
          <table:table-cell office:value-type="string" calcext:value-type="string">
            <text:p>Delai=100</text:p>
          </table:table-cell>
        </table:table-row>
        <table:table-row table:style-name="ro1">
          <table:table-cell office:value-type="float" office:value="0.0550000034272671" calcext:value-type="float">
            <text:p>0,055000003427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50000034272671" calcext:value-type="float">
            <text:p>0,055000003427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00000007450581" calcext:value-type="float">
            <text:p>0,0500000007450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1000002771616" calcext:value-type="float">
            <text:p>0,0510000027716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00000028312206" calcext:value-type="float">
            <text:p>0,040000002831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40000034868717" calcext:value-type="float">
            <text:p>0,0440000034868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1000002771616" calcext:value-type="float">
            <text:p>0,0510000027716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70000070333481" calcext:value-type="float">
            <text:p>0,077000007033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0.334000021219254" calcext:value-type="float">
            <text:p>0,334000021219254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0.347000002861023" calcext:value-type="float">
            <text:p>0,347000002861023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0.361000031232834" calcext:value-type="float">
            <text:p>0,361000031232834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0600001513958" calcext:value-type="float">
            <text:p>0,20600001513958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3000013232231" calcext:value-type="float">
            <text:p>0,183000013232231</text:p>
          </table:table-cell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6999999880791" calcext:value-type="float">
            <text:p>0,146999999880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45000004768372" calcext:value-type="float">
            <text:p>0,245000004768372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0.410000026226044" calcext:value-type="float">
            <text:p>0,4100000262260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7000015974045" calcext:value-type="float">
            <text:p>0,42700001597404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39000010490418" calcext:value-type="float">
            <text:p>0,43900001049041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52000021934509" calcext:value-type="float">
            <text:p>0,4520000219345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1000015735626" calcext:value-type="float">
            <text:p>0,47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4000036716461" calcext:value-type="float">
            <text:p>0,47400003671646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1000036001205" calcext:value-type="float">
            <text:p>0,48100003600120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92000013589859" calcext:value-type="float">
            <text:p>0,49200001358985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04000008106232" calcext:value-type="float">
            <text:p>0,50400000810623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0900000333786" calcext:value-type="float">
            <text:p>0,509000003337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1500004529953" calcext:value-type="float">
            <text:p>0,5150000452995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25000035762787" calcext:value-type="float">
            <text:p>0,52500003576278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35000026226044" calcext:value-type="float">
            <text:p>0,5350000262260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32000005245209" calcext:value-type="float">
            <text:p>0,5320000052452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17000019550324" calcext:value-type="float">
            <text:p>0,51700001955032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91000026464462" calcext:value-type="float">
            <text:p>0,4910000264644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64000016450882" calcext:value-type="float">
            <text:p>0,46400001645088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43000018596649" calcext:value-type="float">
            <text:p>0,44300001859664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8000012636185" calcext:value-type="float">
            <text:p>0,41800001263618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8400000333786" calcext:value-type="float">
            <text:p>0,384000003337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55000019073486" calcext:value-type="float">
            <text:p>0,3550000190734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34000021219254" calcext:value-type="float">
            <text:p>0,33400002121925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06000024080276" calcext:value-type="float">
            <text:p>0,30600002408027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2000005245209" calcext:value-type="float">
            <text:p>0,2820000052452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0.168000012636185" calcext:value-type="float">
            <text:p>0,168000012636185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6999999880791" calcext:value-type="float">
            <text:p>0,146999999880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5000006556511" calcext:value-type="float">
            <text:p>0,1650000065565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3000013232231" calcext:value-type="float">
            <text:p>0,1830000132322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298000007867813" calcext:value-type="float">
            <text:p>0,298000007867813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355000019073486" calcext:value-type="float">
            <text:p>0,355000019073486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0.383000016212463" calcext:value-type="float">
            <text:p>0,383000016212463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0.401000022888184" calcext:value-type="float">
            <text:p>0,40100002288818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3000026941299" calcext:value-type="float">
            <text:p>0,4030000269412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7000015974045" calcext:value-type="float">
            <text:p>0,42700001597404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37000006437302" calcext:value-type="float">
            <text:p>0,43700000643730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52000021934509" calcext:value-type="float">
            <text:p>0,4520000219345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55000013113022" calcext:value-type="float">
            <text:p>0,45500001311302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64000016450882" calcext:value-type="float">
            <text:p>0,46400001645088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4000036716461" calcext:value-type="float">
            <text:p>0,47400003671646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1000036001205" calcext:value-type="float">
            <text:p>0,48100003600120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1000015735626" calcext:value-type="float">
            <text:p>0,47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62000012397766" calcext:value-type="float">
            <text:p>0,46200001239776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45000022649765" calcext:value-type="float">
            <text:p>0,44500002264976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8000032901764" calcext:value-type="float">
            <text:p>0,42800003290176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9300000667572" calcext:value-type="float">
            <text:p>0,3930000066757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03000003099442" calcext:value-type="float">
            <text:p>0,30300000309944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600001335144" calcext:value-type="float">
            <text:p>0,286000013351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55000025033951" calcext:value-type="float">
            <text:p>0,25500002503395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79000014066696" calcext:value-type="float">
            <text:p>0,27900001406669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38000029325485" calcext:value-type="float">
            <text:p>0,338000029325485</text:p>
          </table:table-cell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0.362000018358231" calcext:value-type="float">
            <text:p>0,362000018358231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0.397000014781952" calcext:value-type="float">
            <text:p>0,397000014781952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0.399000018835068" calcext:value-type="float">
            <text:p>0,399000018835068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9000020027161" calcext:value-type="float">
            <text:p>0,42900002002716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5000011920929" calcext:value-type="float">
            <text:p>0,42500001192092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0000026226044" calcext:value-type="float">
            <text:p>0,4100000262260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4000014066696" calcext:value-type="float">
            <text:p>0,40400001406669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1000022888184" calcext:value-type="float">
            <text:p>0,40100002288818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83000016212463" calcext:value-type="float">
            <text:p>0,38300001621246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65000009536743" calcext:value-type="float">
            <text:p>0,36500000953674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47000002861023" calcext:value-type="float">
            <text:p>0,34700000286102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3000013232231" calcext:value-type="float">
            <text:p>0,1830000132322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0.271000027656555" calcext:value-type="float">
            <text:p>0,271000027656555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41000011563301" calcext:value-type="float">
            <text:p>0,241000011563301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46999999880791" calcext:value-type="float">
            <text:p>0,146999999880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18000008165836" calcext:value-type="float">
            <text:p>0,118000008165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930000022053719" calcext:value-type="float">
            <text:p>0,0930000022053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70000037550926" calcext:value-type="float">
            <text:p>0,0570000037550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80000025033951" calcext:value-type="float">
            <text:p>0,0380000025033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20000015199184" calcext:value-type="float">
            <text:p>0,0320000015199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20000015199184" calcext:value-type="float">
            <text:p>0,0320000015199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20000015199184" calcext:value-type="float">
            <text:p>0,0320000015199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80000025033951" calcext:value-type="float">
            <text:p>0,0380000025033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8:26:01.226627788</dc:date>
    <meta:editing-duration>PT5M19S</meta:editing-duration>
    <meta:editing-cycles>4</meta:editing-cycles>
    <meta:generator>LibreOffice/5.3.6.1$Linux_X86_64 LibreOffice_project/30m0$Build-1</meta:generator>
    <meta:document-statistic meta:table-count="1" meta:cell-count="8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27cm" style:legend-expansion="high" chart:style-name="ch2"/>
        <chart:plot-area chart:style-name="ch3" table:cell-range-address="tp2_courbe_resultat_4.A1:tp2_courbe_resultat_4.B402" chart:data-source-has-labels="row" svg:x="1.279cm" svg:y="0.18cm" svg:width="12.508cm" svg:height="7.711cm">
          <chartooo:coordinate-region svg:x="2.086cm" svg:y="0.353cm" svg:width="11.461cm" svg:height="6.944cm"/>
          <chart:axis chart:dimension="x" chart:name="primary-x" chart:style-name="ch4">
            <chart:title svg:x="6.563cm" svg:y="8.071cm" chart:style-name="ch5">
              <text:p>Distance (m)</text:p>
            </chart:title>
          </chart:axis>
          <chart:axis chart:dimension="y" chart:name="primary-y" chart:style-name="ch4">
            <chart:title svg:x="0.451cm" svg:y="4.621cm" chart:style-name="ch6">
              <text:p>Vitesse</text:p>
            </chart:title>
            <chart:grid chart:style-name="ch7" chart:class="major"/>
          </chart:axis>
          <chart:series chart:style-name="ch8" chart:values-cell-range-address="tp2_courbe_resultat_4.B2:tp2_courbe_resultat_4.B402" chart:label-cell-address="tp2_courbe_resultat_4.B1:tp2_courbe_resultat_4.B1" chart:class="chart:scatter">
            <chart:domain table:cell-range-address="tp2_courbe_resultat_4.A2:tp2_courbe_resultat_4.A402"/>
            <chart:data-point chart:repeated="4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</text:p>
                <draw:g>
                  <svg:desc>tp2_courbe_resultat_4.B1:tp2_courbe_resultat_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50000050663948">
                <text:p>0.0650000050663948</text:p>
                <draw:g>
                  <svg:desc>tp2_courbe_resultat_4.A2:tp2_courbe_resultat_4.A402</svg:desc>
                </draw:g>
              </table:table-cell>
              <table:table-cell office:value-type="float" office:value="0">
                <text:p>0</text:p>
                <draw:g>
                  <svg:desc>tp2_courbe_resultat_4.B2:tp2_courbe_resultat_4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0000028312206">
                <text:p>0.040000002831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0000034272671">
                <text:p>0.055000003427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0000034272671">
                <text:p>0.055000003427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000002771616">
                <text:p>0.05100000277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0000028312206">
                <text:p>0.040000002831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40000034868717">
                <text:p>0.044000003486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1000002771616">
                <text:p>0.05100000277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70000070333481">
                <text:p>0.077000007033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4000021219254">
                <text:p>0.33400002121925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7000002861023">
                <text:p>0.34700000286102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1000031232834">
                <text:p>0.36100003123283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600001513958">
                <text:p>0.2060000151395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83000013232231">
                <text:p>0.1830000132322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5000004768372">
                <text:p>0.2450000047683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7000015974045">
                <text:p>0.4270000159740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9000010490418">
                <text:p>0.4390000104904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52000021934509">
                <text:p>0.4520000219345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1000015735626">
                <text:p>0.47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74000036716461">
                <text:p>0.4740000367164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1000036001205">
                <text:p>0.4810000360012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2000013589859">
                <text:p>0.4920000135898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4000008106232">
                <text:p>0.5040000081062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0900000333786">
                <text:p>0.509000003337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500004529953">
                <text:p>0.5150000452995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5000035762787">
                <text:p>0.5250000357627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5000026226044">
                <text:p>0.5350000262260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2000005245209">
                <text:p>0.5320000052452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7000019550324">
                <text:p>0.51700001955032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91000026464462">
                <text:p>0.4910000264644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4000016450882">
                <text:p>0.46400001645088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43000018596649">
                <text:p>0.4430000185966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8000012636185">
                <text:p>0.41800001263618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400000333786">
                <text:p>0.384000003337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000019073486">
                <text:p>0.3550000190734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4000021219254">
                <text:p>0.334000021219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6000024080276">
                <text:p>0.30600002408027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2000005245209">
                <text:p>0.2820000052452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8000012636185">
                <text:p>0.1680000126361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5000006556511">
                <text:p>0.16500000655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000013232231">
                <text:p>0.18300001323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8000007867813">
                <text:p>0.29800000786781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55000019073486">
                <text:p>0.35500001907348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3000016212463">
                <text:p>0.38300001621246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01000022888184">
                <text:p>0.40100002288818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3000026941299">
                <text:p>0.4030000269412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27000015974045">
                <text:p>0.4270000159740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7000006437302">
                <text:p>0.4370000064373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2000021934509">
                <text:p>0.4520000219345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55000013113022">
                <text:p>0.4550000131130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4000016450882">
                <text:p>0.46400001645088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4000036716461">
                <text:p>0.4740000367164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81000036001205">
                <text:p>0.4810000360012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1000015735626">
                <text:p>0.47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2000012397766">
                <text:p>0.4620000123977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5000022649765">
                <text:p>0.4450000226497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8000032901764">
                <text:p>0.42800003290176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9300000667572">
                <text:p>0.393000006675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03000003099442">
                <text:p>0.30300000309944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8600001335144">
                <text:p>0.286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5000025033951">
                <text:p>0.255000025033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9000014066696">
                <text:p>0.27900001406669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8000029325485">
                <text:p>0.33800002932548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62000018358231">
                <text:p>0.36200001835823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97000014781952">
                <text:p>0.3970000147819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9000018835068">
                <text:p>0.39900001883506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29000020027161">
                <text:p>0.4290000200271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25000011920929">
                <text:p>0.4250000119209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04000014066696">
                <text:p>0.4040000140666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01000022888184">
                <text:p>0.40100002288818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3000016212463">
                <text:p>0.38300001621246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65000009536743">
                <text:p>0.36500000953674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47000002861023">
                <text:p>0.34700000286102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3000013232231">
                <text:p>0.18300001323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71000027656555">
                <text:p>0.2710000276565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41000011563301">
                <text:p>0.24100001156330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8000008165836">
                <text:p>0.11800000816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70000037550926">
                <text:p>0.0570000037550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80000025033951">
                <text:p>0.038000002503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20000015199184">
                <text:p>0.032000001519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20000015199184">
                <text:p>0.032000001519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20000015199184">
                <text:p>0.032000001519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80000025033951">
                <text:p>0.038000002503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